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886e" officeooo:paragraph-rsid="0006886e"/>
    </style:style>
    <style:style style:name="P2" style:family="paragraph" style:parent-style-name="Standard">
      <style:text-properties officeooo:rsid="0007e7ba" officeooo:paragraph-rsid="0007e7ba"/>
    </style:style>
    <style:style style:name="P3" style:family="paragraph" style:parent-style-name="Standard">
      <style:text-properties officeooo:rsid="00083730" officeooo:paragraph-rsid="00083730"/>
    </style:style>
    <style:style style:name="P4" style:family="paragraph" style:parent-style-name="Standard">
      <style:text-properties officeooo:rsid="0009eb5e" officeooo:paragraph-rsid="0009eb5e"/>
    </style:style>
    <style:style style:name="P5" style:family="paragraph" style:parent-style-name="Standard">
      <style:text-properties officeooo:rsid="000c471a" officeooo:paragraph-rsid="000c471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tarsis consiste en:<text:line-break/>El heroe hace un viaje de riesgo y <text:span text:style-name="T1">deciende</text:span> al “hades” Y en ese viaje de riesgo va a conseguir un conocimiento y lo va a <text:span text:style-name="T1">transformar</text:span>. Este conocimiento no se le otorga gratuitamente, la razon para que se le da el conocimiento es para que cumpla su objetivo como heroe. El viaje esta terminado cuando el heroe regresa.</text:p>
      <text:p text:style-name="P1"/>
      <text:p text:style-name="P2">La catarsis supone una muerte y una resureccion <text:span text:style-name="T1">simbolica</text:span><text:span text:style-name="T2">, es decir, el heroe debe dejar atrás su primitiva personalidad, se aniquila su primitiva personalidad para asi lograr adquirir una nueva personalidad.</text:span></text:p>
      <text:p text:style-name="P2"><text:span text:style-name="T2"/></text:p>
      <text:p text:style-name="P3"><text:span text:style-name="T2">La idea de decencer a la tierra es como regresar al ceno materno</text:span></text:p>
      <text:p text:style-name="P3"><text:span text:style-name="T2"/></text:p>
      <text:p text:style-name="P4"><text:span text:style-name="T2">Estructura sintagmatica o ciclica es una estructura que es un encadenamiento de eventeos relacionados. </text:span></text:p>
      <text:p text:style-name="P4"><text:span text:style-name="T2"/></text:p>
      <text:p text:style-name="P5"><text:span text:style-name="T2">Aventuras del quijote:<text:line-break/>1- Se muestra la realidad de la situacion de manera directa o indirecta<text:line-break/>2- Se muestra la interpretacion erronea de don quijote</text:span></text:p>
      <text:p text:style-name="P5"><text:span text:style-name="T2">3- La batall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9:51:37.912286536</meta:creation-date>
    <dc:date>2021-09-01T20:39:04.427340164</dc:date>
    <meta:editing-duration>PT47M28S</meta:editing-duration>
    <meta:editing-cycles>6</meta:editing-cycles>
    <meta:generator>LibreOffice/7.1.5.2$Linux_X86_64 LibreOffice_project/10$Build-2</meta:generator>
    <meta:document-statistic meta:table-count="0" meta:image-count="0" meta:object-count="0" meta:page-count="1" meta:paragraph-count="6" meta:word-count="148" meta:character-count="876" meta:non-whitespace-character-count="733"/>
  </office:meta>
</office:document-meta>
</file>